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ideo and Audio Conferencing App Documentation</text:h>
      <text:h text:style-name="Heading_20_2" text:outline-level="2"><text:span text:style-name="Strong_20_Emphasis">1. Project Overview</text:span></text:h>
      <text:h text:style-name="Heading_20_3" text:outline-level="3"><text:span text:style-name="Strong_20_Emphasis">1.1 Introduction</text:span></text:h>
      <text:p text:style-name="Text_20_body">The project is a scalable and secure online meeting application designed for professional and enterprise use. It supports real-time video, audio, and data transfer, leveraging modern web technologies.</text:p>
      <text:h text:style-name="Heading_20_3" text:outline-level="3"><text:span text:style-name="Strong_20_Emphasis">1.2 Key Features</text:span></text:h>
      <text:list text:style-name="L1">
        <text:list-item>
          <text:p text:style-name="P1"><text:span text:style-name="Strong_20_Emphasis">Real-time Communication</text:span>: Enables video, audio, and messaging functionalities.</text:p>
        </text:list-item>
        <text:list-item>
          <text:p text:style-name="P1"><text:span text:style-name="Strong_20_Emphasis">Security &amp; Authentication</text:span>: Uses Auth0 or Clerk for user authentication.</text:p>
        </text:list-item>
        <text:list-item>
          <text:p text:style-name="P1"><text:span text:style-name="Strong_20_Emphasis">Scalability</text:span>: Built with WebSockets and Next.js for optimal performance.</text:p>
        </text:list-item>
        <text:list-item>
          <text:p text:style-name="P1"><text:span text:style-name="Strong_20_Emphasis">User-Friendly Interface</text:span>: Designed using Tailwind CSS and Material UI or ShadCN.</text:p>
        </text:list-item>
        <text:list-item>
          <text:p text:style-name="P1"><text:span text:style-name="Strong_20_Emphasis">Future Extensions</text:span>: Includes features like AI-driven mock interviews, document co-editing, and real-time whiteboarding.</text:p>
        </text:list-item>
      </text:list>
      <text:h text:style-name="Heading_20_2" text:outline-level="2"><text:span text:style-name="Strong_20_Emphasis">2. Project Scope &amp; Objectives</text:span></text:h>
      <text:h text:style-name="Heading_20_3" text:outline-level="3"><text:span text:style-name="Strong_20_Emphasis">2.1 Objectives</text:span></text:h>
      <text:list text:style-name="L2">
        <text:list-item>
          <text:p text:style-name="P2">Develop a professional-grade video conferencing app.</text:p>
        </text:list-item>
        <text:list-item>
          <text:p text:style-name="P2">Ensure high security and performance.</text:p>
        </text:list-item>
        <text:list-item>
          <text:p text:style-name="P2">Provide a seamless user experience with an intuitive UI.</text:p>
        </text:list-item>
        <text:list-item>
          <text:p text:style-name="P2">Incorporate real-time collaboration features.</text:p>
        </text:list-item>
      </text:list>
      <text:h text:style-name="Heading_20_2" text:outline-level="2"><text:span text:style-name="Strong_20_Emphasis">3. Technical Stack</text:span></text:h>
      <text:h text:style-name="Heading_20_3" text:outline-level="3"><text:span text:style-name="Strong_20_Emphasis">3.1 Technologies Used</text:span></text:h>
      <text:list text:style-name="L3">
        <text:list-item>
          <text:p text:style-name="P3"><text:span text:style-name="Strong_20_Emphasis">Front-end</text:span>: Next.js, React.js, Tailwind CSS, Material UI/ShadCN</text:p>
        </text:list-item>
        <text:list-item>
          <text:p text:style-name="P3"><text:span text:style-name="Strong_20_Emphasis">Back-end</text:span>: Node.js, Express.js</text:p>
        </text:list-item>
        <text:list-item>
          <text:p text:style-name="P3"><text:span text:style-name="Strong_20_Emphasis">Real-time Communication</text:span>: WebRTC, WebSockets, Socket.IO</text:p>
        </text:list-item>
        <text:list-item>
          <text:p text:style-name="P3"><text:span text:style-name="Strong_20_Emphasis">Database</text:span>: MongoDB</text:p>
        </text:list-item>
        <text:list-item>
          <text:p text:style-name="P3"><text:span text:style-name="Strong_20_Emphasis">Authentication</text:span>: Auth0, Clerk</text:p>
        </text:list-item>
        <text:list-item>
          <text:p text:style-name="P3"><text:span text:style-name="Strong_20_Emphasis">Video &amp; Messaging</text:span>: Stream API</text:p>
        </text:list-item>
      </text:list>
      <text:h text:style-name="Heading_20_3" text:outline-level="3"><text:soft-page-break/><text:span text:style-name="Strong_20_Emphasis">3.2 Justification of Tech Stack</text:span></text:h>
      <text:list text:style-name="L4">
        <text:list-item>
          <text:p text:style-name="P4"><text:span text:style-name="Strong_20_Emphasis">WebRTC &amp; WebSockets</text:span>: Provides real-time, low-latency communication.</text:p>
        </text:list-item>
        <text:list-item>
          <text:p text:style-name="P4"><text:span text:style-name="Strong_20_Emphasis">Next.js &amp; React</text:span>: Enables server-side rendering and a seamless user experience.</text:p>
        </text:list-item>
        <text:list-item>
          <text:p text:style-name="P4"><text:span text:style-name="Strong_20_Emphasis">Tailwind CSS &amp; Material UI/ShadCN</text:span>: Enhances UI/UX design.</text:p>
        </text:list-item>
        <text:list-item>
          <text:p text:style-name="P4"><text:span text:style-name="Strong_20_Emphasis">MongoDB</text:span>: Flexible and scalable database solution.</text:p>
        </text:list-item>
        <text:list-item>
          <text:p text:style-name="P4"><text:span text:style-name="Strong_20_Emphasis">Auth0/Clerk</text:span>: Ensures secure and efficient authentication.</text:p>
        </text:list-item>
      </text:list>
      <text:h text:style-name="Heading_20_2" text:outline-level="2"><text:span text:style-name="Strong_20_Emphasis">4. System Architecture</text:span></text:h>
      <text:h text:style-name="Heading_20_3" text:outline-level="3"><text:span text:style-name="Strong_20_Emphasis">4.1 High-Level Architecture</text:span></text:h>
      <text:list text:style-name="L5">
        <text:list-item>
          <text:p text:style-name="P5"><text:span text:style-name="Strong_20_Emphasis">Client-Side</text:span>: UI built using Next.js and React.js.</text:p>
        </text:list-item>
        <text:list-item>
          <text:p text:style-name="P5"><text:span text:style-name="Strong_20_Emphasis">Server-Side</text:span>: Handles authentication, data management, and real-time communication.</text:p>
        </text:list-item>
        <text:list-item>
          <text:p text:style-name="P5"><text:span text:style-name="Strong_20_Emphasis">Database</text:span>: Stores user information, chat history, and session logs.</text:p>
        </text:list-item>
        <text:list-item>
          <text:p text:style-name="P5"><text:span text:style-name="Strong_20_Emphasis">WebSockets</text:span>: Manages real-time updates and messaging.</text:p>
        </text:list-item>
        <text:list-item>
          <text:p text:style-name="P5"><text:span text:style-name="Strong_20_Emphasis">API Integrations</text:span>: Uses Stream for video and messaging.</text:p>
        </text:list-item>
      </text:list>
      <text:h text:style-name="Heading_20_3" text:outline-level="3"><text:span text:style-name="Strong_20_Emphasis">4.2 Data Flow Diagram</text:span></text:h>
      <text:list text:style-name="L6">
        <text:list-item>
          <text:p text:style-name="P6">User logs in via Auth0/Clerk.</text:p>
        </text:list-item>
        <text:list-item>
          <text:p text:style-name="P6">Server authenticates and establishes a WebSocket connection.</text:p>
        </text:list-item>
        <text:list-item>
          <text:p text:style-name="P6">Users initiate a video/audio call via WebRTC.</text:p>
        </text:list-item>
        <text:list-item>
          <text:p text:style-name="P6">Messages and files are exchanged in real time.</text:p>
        </text:list-item>
        <text:list-item>
          <text:p text:style-name="P6">Meeting data is stored in MongoDB.</text:p>
        </text:list-item>
      </text:list>
      <text:h text:style-name="Heading_20_2" text:outline-level="2"><text:span text:style-name="Strong_20_Emphasis">5. Features &amp; Functionality</text:span></text:h>
      <text:h text:style-name="Heading_20_3" text:outline-level="3"><text:span text:style-name="Strong_20_Emphasis">5.1 Core Features</text:span></text:h>
      <text:list text:style-name="L7">
        <text:list-item>
          <text:p text:style-name="P7"><text:span text:style-name="Strong_20_Emphasis">Video &amp; Audio Conferencing</text:span>: High-quality streaming with WebRTC.</text:p>
        </text:list-item>
        <text:list-item>
          <text:p text:style-name="P7"><text:span text:style-name="Strong_20_Emphasis">Instant Messaging</text:span>: Secure chat functionality using WebSockets.</text:p>
        </text:list-item>
        <text:list-item>
          <text:p text:style-name="P7"><text:span text:style-name="Strong_20_Emphasis">Screen Sharing</text:span>: Allows users to share their screens.</text:p>
        </text:list-item>
        <text:list-item>
          <text:p text:style-name="P7"><text:span text:style-name="Strong_20_Emphasis">Whiteboarding</text:span>: Real-time collaborative drawing tools.</text:p>
        </text:list-item>
        <text:list-item>
          <text:p text:style-name="P7"><text:span text:style-name="Strong_20_Emphasis">Document Co-editing</text:span>: Multi-user document editing within meetings.</text:p>
        </text:list-item>
      </text:list>
      <text:h text:style-name="Heading_20_3" text:outline-level="3"><text:span text:style-name="Strong_20_Emphasis">5.2 Security Measures</text:span></text:h>
      <text:list text:style-name="L8">
        <text:list-item>
          <text:p text:style-name="P8"><text:span text:style-name="Strong_20_Emphasis">End-to-end Encryption</text:span>: Ensuring privacy in communication.</text:p>
        </text:list-item>
        <text:list-item>
          <text:p text:style-name="P8"><text:span text:style-name="Strong_20_Emphasis">Authentication &amp; Authorization</text:span>: Role-based access control.</text:p>
        </text:list-item>
        <text:list-item>
          <text:p text:style-name="P8"><text:span text:style-name="Strong_20_Emphasis">Data Protection</text:span>: Secure storage and transfer of user data.</text:p>
        </text:list-item>
      </text:list>
      <text:h text:style-name="Heading_20_2" text:outline-level="2"><text:soft-page-break/><text:span text:style-name="Strong_20_Emphasis">6. Development Approach</text:span></text:h>
      <text:h text:style-name="Heading_20_3" text:outline-level="3"><text:span text:style-name="Strong_20_Emphasis">6.1 Methodology</text:span></text:h>
      <text:list text:style-name="L9">
        <text:list-item>
          <text:p text:style-name="P9"><text:span text:style-name="Strong_20_Emphasis">Agile Development</text:span>: Iterative sprints for continuous improvement.</text:p>
        </text:list-item>
        <text:list-item>
          <text:p text:style-name="P9"><text:span text:style-name="Strong_20_Emphasis">Modular Architecture</text:span>: Enables easy feature integration and scaling.</text:p>
        </text:list-item>
      </text:list>
      <text:h text:style-name="Heading_20_3" text:outline-level="3"><text:span text:style-name="Strong_20_Emphasis">6.2 Development Tools</text:span></text:h>
      <text:list text:style-name="L10">
        <text:list-item>
          <text:p text:style-name="P10"><text:span text:style-name="Strong_20_Emphasis">Version Control</text:span>: Git &amp; GitHub</text:p>
        </text:list-item>
        <text:list-item>
          <text:p text:style-name="P10"><text:span text:style-name="Strong_20_Emphasis">Project Management</text:span>: Jira/Trello</text:p>
        </text:list-item>
        <text:list-item>
          <text:p text:style-name="P10"><text:span text:style-name="Strong_20_Emphasis">Testing</text:span>: Jest, Cypress for automated testing</text:p>
        </text:list-item>
        <text:list-item>
          <text:p text:style-name="P10"><text:span text:style-name="Strong_20_Emphasis">Deployment</text:span>: Vercel, Docker for containerization</text:p>
        </text:list-item>
      </text:list>
      <text:h text:style-name="Heading_20_2" text:outline-level="2"><text:span text:style-name="Strong_20_Emphasis">7. Future Enhancements</text:span></text:h>
      <text:list text:style-name="L11">
        <text:list-item>
          <text:p text:style-name="P11">AI-powered virtual meeting assistants.</text:p>
        </text:list-item>
        <text:list-item>
          <text:p text:style-name="P11">Enhanced AI-based transcription services.</text:p>
        </text:list-item>
        <text:list-item>
          <text:p text:style-name="P11">Integration with third-party productivity tools (e.g., Google Drive, Slack).</text:p>
        </text:list-item>
      </text:list>
      <text:h text:style-name="Heading_20_2" text:outline-level="2"><text:span text:style-name="Strong_20_Emphasis">8. Conclusion</text:span></text:h>
      <text:p text:style-name="Text_20_body">This project provides a highly scalable, secure, and user-friendly video conferencing solution tailored for enterprise needs. The use of modern web technologies ensures high performance and future scalabil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1:14:52.763000000</meta:creation-date>
    <dc:date>2025-01-29T11:18:34.140000000</dc:date>
    <meta:editing-duration>PT3M41S</meta:editing-duration>
    <meta:editing-cycles>1</meta:editing-cycles>
    <meta:document-statistic meta:table-count="0" meta:image-count="0" meta:object-count="0" meta:page-count="3" meta:paragraph-count="69" meta:word-count="484" meta:character-count="3455" meta:non-whitespace-character-count="3087"/>
    <meta:generator>LibreOffice/24.2.5.2$Windows_X86_64 LibreOffice_project/bffef4ea93e59bebbeaf7f431bb02b1a39ee8a59</meta:generator>
  </office:meta>
</office:document-meta>
</file>